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40pt" style:font-size-complex="40pt"/>
    </style:style>
    <style:style style:name="T1" style:family="text">
      <style:text-properties fo:color="#009900"/>
    </style:style>
    <style:style style:name="T2" style:family="text">
      <style:text-properties fo:color="#0000cc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font-size="28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r Verschieb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Verschiebung ist eine vektorielle Größe, die Differenz zwischen zwei Koordina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Definition ein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der Betrag einer Verschieb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folgt für das Vorzeichen eines Abstands aus der Definition des Abstand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immer positiv, da der Abstand ein Betrag ist!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zeichnet vektorielle Größen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haben einen <text:span text:style-name="T1">Betrag</text:span> und eine <text:span text:style-name="T2">Richt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d bei der Eindimensionalen Bewegung die Richtung ausgezeichne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as Vorzei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3">Wodurch unterscheidet sich die Momentangeschwindigkeit von der Durchschnittsgeschwindigkei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Durchschnittsgeschwindigkeit errechnet sich über längere Zeiträume und erfasst mögliche Schwankungen der tatsächlichen Geschwindigkeit n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Formel für die Momentangeschwindigkei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3.778cm" svg:height="2.535cm" svg:x="12.11cm" svg:y="9.232cm">
          <text:p/>
          <draw:object xlink:href="../Momentangeschwindigkei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wird die Durchschnittsgeschwindigkeit immer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an den Ausgangspunkt der Messung zurück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4">Warum wird die Durchschnittsbeschleunigung Null, wenn man an den Ausgangspunkt der Messung zurückkehr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ie Verschiebung dann 0 beträgt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negative Beschleuni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Beschleunigung in Gegenrichtung, bei Bewegung in positiver Richtung bedeutet das ein Abbrem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3M31S</meta:editing-duration>
    <meta:editing-cycles>8</meta:editing-cycles>
    <meta:generator>LibreOffice/4.3.4.1$Windows_x86 LibreOffice_project/bc356b2f991740509f321d70e4512a6a54c5f243</meta:generator>
    <dc:date>2015-01-29T10:42:51.760000000</dc:date>
    <meta:document-statistic meta:object-count="118"/>
  </office:meta>
</office:document-meta>
</file>